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0000000716B00DC17.png"/>
  <manifest:file-entry manifest:media-type="image/png" manifest:full-path="Pictures/10000201000000500000005020F8F922.png"/>
  <manifest:file-entry manifest:media-type="image/png" manifest:full-path="Pictures/100002010000005000000050C583B2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cm" fo:min-width="1.829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1.43cm" svg:height="5.952cm" svg:x="4.77cm" svg:y="6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id="id2" draw:layer="layout" svg:width="2.116cm" svg:height="2.116cm" svg:x="9.679cm" svg:y="3.893cm">
          <draw:image xlink:href="Pictures/100002010000005000000050C583B2B9.png" xlink:type="simple" xlink:show="embed" xlink:actuate="onLoad">
            <text:p/>
          </draw:image>
        </draw:frame>
        <draw:frame draw:style-name="gr3" draw:text-style-name="P2" draw:layer="layout" svg:width="2.245cm" svg:height="0.988cm" svg:x="9.55cm" svg:y="2.905cm">
          <draw:text-box>
            <text:p text:style-name="P2"><text:span text:style-name="T1">Internet</text:span></text:p>
          </draw:text-box>
        </draw:frame>
        <draw:frame draw:style-name="gr2" draw:text-style-name="P1" draw:id="id1" draw:layer="layout" svg:width="2.256cm" svg:height="2.256cm" svg:x="6.196cm" svg:y="6.403cm">
          <draw:image xlink:href="Pictures/10000201000000500000005020F8F922.png" xlink:type="simple" xlink:show="embed" xlink:actuate="onLoad">
            <text:p/>
          </draw:image>
        </draw:frame>
        <draw:frame draw:style-name="gr4" draw:text-style-name="P3" draw:layer="layout" svg:width="2.774cm" svg:height="1.725cm" svg:x="5.879cm" svg:y="8.377cm">
          <draw:text-box>
            <text:p text:style-name="P3"><text:span text:style-name="T1">VHDLLab client</text:span></text:p>
          </draw:text-box>
        </draw:frame>
        <draw:frame draw:style-name="gr2" draw:text-style-name="P1" draw:id="id3" draw:layer="layout" svg:width="2.116cm" svg:height="2.989cm" svg:x="12.938cm" svg:y="6.411cm">
          <draw:image xlink:href="Pictures/1000020100000050000000716B00DC17.png" xlink:type="simple" xlink:show="embed" xlink:actuate="onLoad">
            <text:p/>
          </draw:image>
        </draw:frame>
        <draw:frame draw:style-name="gr4" draw:text-style-name="P3" draw:layer="layout" svg:width="2.774cm" svg:height="1.725cm" svg:x="12.514cm" svg:y="9.224cm">
          <draw:text-box>
            <text:p text:style-name="P3"><text:span text:style-name="T1">VHDLLab server</text:span></text:p>
          </draw:text-box>
        </draw:frame>
        <draw:connector draw:style-name="gr5" draw:text-style-name="P1" draw:layer="layout" svg:x1="7.324cm" svg:y1="6.403cm" svg:x2="9.679cm" svg:y2="4.951cm" draw:start-shape="id1" draw:start-glue-point="0" draw:end-shape="id2" draw:end-glue-point="3">
          <text:p/>
        </draw:connector>
        <draw:connector draw:style-name="gr5" draw:text-style-name="P1" draw:layer="layout" svg:x1="11.795cm" svg:y1="4.951cm" svg:x2="13.996cm" svg:y2="6.411cm" draw:start-shape="id2" draw:start-glue-point="1" draw:end-shape="id3" draw:end-glue-point="0">
          <text:p/>
        </draw:connector>
        <draw:frame draw:style-name="gr6" draw:text-style-name="P5" draw:layer="layout" svg:width="4.795cm" svg:height="1.089cm" svg:x="7.871cm" svg:y="11.341cm">
          <draw:text-box>
            <text:p text:style-name="P4"><text:span text:style-name="T2">VHDLLab projek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2T13:36:11</meta:creation-date>
    <dc:creator>Miro</dc:creator>
    <dc:date>2008-02-22T13:53:49</dc:date>
    <meta:editing-cycles>2</meta:editing-cycles>
    <meta:editing-duration>PT17M3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